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134cm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11.5cm" svg:height="1cm" svg:x="12.7cm" svg:y="22.5cm">
          <draw:text-box>
            <text:p><text:tab/>{G07, G18,G19, G20, G22, G23}</text:p>
          </draw:text-box>
        </draw:frame>
        <draw:custom-shape draw:style-name="gr2" draw:text-style-name="P1" draw:id="id2" draw:layer="layout" svg:width="5cm" svg:height="5cm" svg:x="16cm" svg:y="12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284cm" svg:height="4.909cm" svg:x="1.987cm" svg:y="12.9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I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3">
          <draw:path draw:style-name="gr3" draw:text-style-name="P1" draw:layer="layout" svg:width="9.299cm" svg:height="5.999cm" svg:x="1.5cm" svg:y="12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2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5" draw:text-style-name="P1" draw:layer="layout" svg:x1="18.45cm" svg:y1="22.5cm" svg:x2="18.5cm" svg:y2="17.5cm" draw:start-shape="id1" draw:start-glue-point="0" draw:end-shape="id2" svg:d="m18450 22500v-2500h50v-2500">
          <text:p/>
        </draw:connector>
        <draw:connector draw:style-name="gr6" draw:text-style-name="P1" draw:layer="layout" svg:x1="10.8cm" svg:y1="15.5cm" svg:x2="16cm" svg:y2="15cm" draw:start-shape="id3" draw:start-glue-point="1" svg:d="m10800 15500h2851v-500h2349">
          <text:p text:style-name="P1">SKT on<text:line-break/><text:line-break/> GepäckID</text:p>
        </draw:connector>
        <draw:frame draw:style-name="gr7" draw:id="id4" draw:layer="layout" svg:width="5cm" svg:height="5.228cm" svg:x="16cm" svg:y="4.5cm">
          <draw:text-box>
            <text:p>{ <text:s/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5" draw:text-style-name="P1" draw:layer="layout" svg:x1="18.5cm" svg:y1="12.5cm" svg:x2="18.5cm" svg:y2="9.728cm" draw:start-shape="id2" draw:start-glue-point="0" draw:end-shape="id4" svg:d="m18500 12500v-27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0:57:10</dc:date>
    <dc:creator>Callisto </dc:creator>
    <meta:editing-duration>PT00H25M28S</meta:editing-duration>
    <meta:editing-cycles>5</meta:editing-cycles>
    <meta:generator>OpenOffice.org/3.2$Unix OpenOffice.org_project/320m19$Build-9505</meta:generator>
    <meta:document-statistic meta:object-count="10"/>
  </office:meta>
</office:document-meta>
</file>